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4mm" svg:x="161.35mm" svg:y="29.49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2.17mm" svg:y="127.49mm">
            <loext:p draw:notify-on-update-of-ranges="Sheet1.B29:Sheet1.B29 Sheet1.B30:Sheet1.B39 Sheet1.C29:Sheet1.C29 Sheet1.C30:Sheet1.C39 Sheet1.D29:Sheet1.D29 Sheet1.D30:Sheet1.D39 Sheet1.E29:Sheet1.E29 Sheet1.E30:Sheet1.E39 Sheet1.F29:Sheet1.F29 Sheet1.F30:Sheet1.F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59.15mm" svg:y="244.11mm">
            <loext:p draw:notify-on-update-of-ranges="Sheet1.B58:Sheet1.B58 Sheet1.B59:Sheet1.B68 Sheet1.C58:Sheet1.C58 Sheet1.C59:Sheet1.C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ic job ra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  <table:table-cell table:formula="of:=SUM([.B8:.F8])" office:value-type="float" office:value="16632" calcext:value-type="float">
            <text:p>16632</text:p>
          </table:table-cell>
        </table:table-row>
        <table:table-row table:style-name="ro1">
          <table:table-cell/>
          <table:table-cell office:value-type="float" office:value="2704.82" calcext:value-type="float">
            <text:p>2704.82</text:p>
          </table:table-cell>
          <table:table-cell office:value-type="float" office:value="4425.4" calcext:value-type="float">
            <text:p>4425.4</text:p>
          </table:table-cell>
          <table:table-cell office:value-type="float" office:value="1415" calcext:value-type="float">
            <text:p>1415</text:p>
          </table:table-cell>
          <table:table-cell office:value-type="float" office:value="3143.06" calcext:value-type="float">
            <text:p>3143.06</text:p>
          </table:table-cell>
          <table:table-cell office:value-type="float" office:value="1984.56" calcext:value-type="float">
            <text:p>1984.56</text:p>
          </table:table-cell>
          <table:table-cell table:formula="of:=SUM([.B9:.F9])" office:value-type="float" office:value="13672.84" calcext:value-type="float">
            <text:p>13672.84</text:p>
          </table:table-cell>
        </table:table-row>
        <table:table-row table:style-name="ro1">
          <table:table-cell/>
          <table:table-cell office:value-type="float" office:value="1999.59" calcext:value-type="float">
            <text:p>1999.59</text:p>
          </table:table-cell>
          <table:table-cell office:value-type="float" office:value="2623.09" calcext:value-type="float">
            <text:p>2623.09</text:p>
          </table:table-cell>
          <table:table-cell office:value-type="float" office:value="2189.75" calcext:value-type="float">
            <text:p>2189.75</text:p>
          </table:table-cell>
          <table:table-cell office:value-type="float" office:value="1369.92" calcext:value-type="float">
            <text:p>1369.92</text:p>
          </table:table-cell>
          <table:table-cell office:value-type="float" office:value="2353.54" calcext:value-type="float">
            <text:p>2353.54</text:p>
          </table:table-cell>
          <table:table-cell table:formula="of:=SUM([.B10:.F10])" office:value-type="float" office:value="10535.89" calcext:value-type="float">
            <text:p>10535.89</text:p>
          </table:table-cell>
        </table:table-row>
        <table:table-row table:style-name="ro1">
          <table:table-cell/>
          <table:table-cell office:value-type="float" office:value="2163.62" calcext:value-type="float">
            <text:p>2163.62</text:p>
          </table:table-cell>
          <table:table-cell office:value-type="float" office:value="2221" calcext:value-type="float">
            <text:p>2221</text:p>
          </table:table-cell>
          <table:table-cell office:value-type="float" office:value="1595.84" calcext:value-type="float">
            <text:p>1595.84</text:p>
          </table:table-cell>
          <table:table-cell office:value-type="float" office:value="934.43" calcext:value-type="float">
            <text:p>934.43</text:p>
          </table:table-cell>
          <table:table-cell office:value-type="float" office:value="1081.38" calcext:value-type="float">
            <text:p>1081.38</text:p>
          </table:table-cell>
          <table:table-cell table:formula="of:=SUM([.B11:.F11])" office:value-type="float" office:value="7996.27" calcext:value-type="float">
            <text:p>7996.27</text:p>
          </table:table-cell>
        </table:table-row>
        <table:table-row table:style-name="ro1">
          <table:table-cell/>
          <table:table-cell office:value-type="float" office:value="2311.37" calcext:value-type="float">
            <text:p>2311.37</text:p>
          </table:table-cell>
          <table:table-cell office:value-type="float" office:value="805.004" calcext:value-type="float">
            <text:p>805.004</text:p>
          </table:table-cell>
          <table:table-cell office:value-type="float" office:value="1514.8" calcext:value-type="float">
            <text:p>1514.8</text:p>
          </table:table-cell>
          <table:table-cell office:value-type="float" office:value="625.797" calcext:value-type="float">
            <text:p>625.797</text:p>
          </table:table-cell>
          <table:table-cell office:value-type="float" office:value="776.988" calcext:value-type="float">
            <text:p>776.988</text:p>
          </table:table-cell>
          <table:table-cell table:formula="of:=SUM([.B12:.F12])" office:value-type="float" office:value="6033.959" calcext:value-type="float">
            <text:p>6033.959</text:p>
          </table:table-cell>
        </table:table-row>
        <table:table-row table:style-name="ro1">
          <table:table-cell/>
          <table:table-cell office:value-type="float" office:value="819.71" calcext:value-type="float">
            <text:p>819.71</text:p>
          </table:table-cell>
          <table:table-cell office:value-type="float" office:value="600.164" calcext:value-type="float">
            <text:p>600.164</text:p>
          </table:table-cell>
          <table:table-cell office:value-type="float" office:value="1118.05" calcext:value-type="float">
            <text:p>1118.05</text:p>
          </table:table-cell>
          <table:table-cell office:value-type="float" office:value="417.198" calcext:value-type="float">
            <text:p>417.198</text:p>
          </table:table-cell>
          <table:table-cell office:value-type="float" office:value="1504.56" calcext:value-type="float">
            <text:p>1504.56</text:p>
          </table:table-cell>
          <table:table-cell table:formula="of:=SUM([.B13:.F13])" office:value-type="float" office:value="4459.682" calcext:value-type="float">
            <text:p>4459.682</text:p>
          </table:table-cell>
        </table:table-row>
        <table:table-row table:style-name="ro1">
          <table:table-cell/>
          <table:table-cell office:value-type="float" office:value="616.921" calcext:value-type="float">
            <text:p>616.921</text:p>
          </table:table-cell>
          <table:table-cell office:value-type="float" office:value="425.327" calcext:value-type="float">
            <text:p>425.327</text:p>
          </table:table-cell>
          <table:table-cell office:value-type="float" office:value="813.441" calcext:value-type="float">
            <text:p>813.441</text:p>
          </table:table-cell>
          <table:table-cell office:value-type="float" office:value="278.132" calcext:value-type="float">
            <text:p>278.132</text:p>
          </table:table-cell>
          <table:table-cell office:value-type="float" office:value="1156.24" calcext:value-type="float">
            <text:p>1156.24</text:p>
          </table:table-cell>
          <table:table-cell table:formula="of:=SUM([.B14:.F14])" office:value-type="float" office:value="3290.061" calcext:value-type="float">
            <text:p>3290.061</text:p>
          </table:table-cell>
        </table:table-row>
        <table:table-row table:style-name="ro1">
          <table:table-cell/>
          <table:table-cell office:value-type="float" office:value="466.364" calcext:value-type="float">
            <text:p>466.364</text:p>
          </table:table-cell>
          <table:table-cell office:value-type="float" office:value="294.322" calcext:value-type="float">
            <text:p>294.322</text:p>
          </table:table-cell>
          <table:table-cell office:value-type="float" office:value="575.541" calcext:value-type="float">
            <text:p>575.541</text:p>
          </table:table-cell>
          <table:table-cell office:value-type="float" office:value="185.421" calcext:value-type="float">
            <text:p>185.421</text:p>
          </table:table-cell>
          <table:table-cell office:value-type="float" office:value="883.176" calcext:value-type="float">
            <text:p>883.176</text:p>
          </table:table-cell>
          <table:table-cell table:formula="of:=SUM([.B15:.F15])" office:value-type="float" office:value="2404.824" calcext:value-type="float">
            <text:p>2404.824</text:p>
          </table:table-cell>
        </table:table-row>
        <table:table-row table:style-name="ro1">
          <table:table-cell/>
          <table:table-cell office:value-type="float" office:value="352.726" calcext:value-type="float">
            <text:p>352.726</text:p>
          </table:table-cell>
          <table:table-cell office:value-type="float" office:value="199.484" calcext:value-type="float">
            <text:p>199.484</text:p>
          </table:table-cell>
          <table:table-cell office:value-type="float" office:value="391.707" calcext:value-type="float">
            <text:p>391.707</text:p>
          </table:table-cell>
          <table:table-cell office:value-type="float" office:value="123.614" calcext:value-type="float">
            <text:p>123.614</text:p>
          </table:table-cell>
          <table:table-cell office:value-type="float" office:value="669.678" calcext:value-type="float">
            <text:p>669.678</text:p>
          </table:table-cell>
          <table:table-cell table:formula="of:=SUM([.B16:.F16])" office:value-type="float" office:value="1737.209" calcext:value-type="float">
            <text:p>1737.209</text:p>
          </table:table-cell>
        </table:table-row>
        <table:table-row table:style-name="ro1">
          <table:table-cell/>
          <table:table-cell office:value-type="float" office:value="72.4742" calcext:value-type="float">
            <text:p>72.4742</text:p>
          </table:table-cell>
          <table:table-cell office:value-type="float" office:value="132.989" calcext:value-type="float">
            <text:p>132.989</text:p>
          </table:table-cell>
          <table:table-cell office:value-type="float" office:value="261.138" calcext:value-type="float">
            <text:p>261.138</text:p>
          </table:table-cell>
          <table:table-cell office:value-type="float" office:value="82.4095" calcext:value-type="float">
            <text:p>82.4095</text:p>
          </table:table-cell>
          <table:table-cell office:value-type="float" office:value="681.689" calcext:value-type="float">
            <text:p>681.689</text:p>
          </table:table-cell>
          <table:table-cell table:formula="of:=SUM([.B17:.F17])" office:value-type="float" office:value="1230.6997" calcext:value-type="float">
            <text:p>1230.6997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string" calcext:value-type="string">
            <text:p>Dynamic Job ra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  <table:table-cell table:formula="of:=SUM([.B30:.F30])" office:value-type="float" office:value="16632" calcext:value-type="float">
            <text:p>16632</text:p>
          </table:table-cell>
        </table:table-row>
        <table:table-row table:style-name="ro1">
          <table:table-cell/>
          <table:table-cell office:value-type="float" office:value="2704.82" calcext:value-type="float">
            <text:p>2704.82</text:p>
          </table:table-cell>
          <table:table-cell office:value-type="float" office:value="4425.4" calcext:value-type="float">
            <text:p>4425.4</text:p>
          </table:table-cell>
          <table:table-cell office:value-type="float" office:value="1415" calcext:value-type="float">
            <text:p>1415</text:p>
          </table:table-cell>
          <table:table-cell office:value-type="float" office:value="1991.26" calcext:value-type="float">
            <text:p>1991.26</text:p>
          </table:table-cell>
          <table:table-cell office:value-type="float" office:value="3100.84" calcext:value-type="float">
            <text:p>3100.84</text:p>
          </table:table-cell>
          <table:table-cell table:formula="of:=SUM([.B31:.F31])" office:value-type="float" office:value="13637.32" calcext:value-type="float">
            <text:p>13637.32</text:p>
          </table:table-cell>
        </table:table-row>
        <table:table-row table:style-name="ro1">
          <table:table-cell/>
          <table:table-cell office:value-type="float" office:value="1882.26" calcext:value-type="float">
            <text:p>1882.26</text:p>
          </table:table-cell>
          <table:table-cell office:value-type="float" office:value="2623.09" calcext:value-type="float">
            <text:p>2623.09</text:p>
          </table:table-cell>
          <table:table-cell office:value-type="float" office:value="2189.58" calcext:value-type="float">
            <text:p>2189.58</text:p>
          </table:table-cell>
          <table:table-cell office:value-type="float" office:value="1598.36" calcext:value-type="float">
            <text:p>1598.36</text:p>
          </table:table-cell>
          <table:table-cell office:value-type="float" office:value="2273.93" calcext:value-type="float">
            <text:p>2273.93</text:p>
          </table:table-cell>
          <table:table-cell table:formula="of:=SUM([.B32:.F32])" office:value-type="float" office:value="10567.22" calcext:value-type="float">
            <text:p>10567.22</text:p>
          </table:table-cell>
        </table:table-row>
        <table:table-row table:style-name="ro1">
          <table:table-cell/>
          <table:table-cell office:value-type="float" office:value="1979.66" calcext:value-type="float">
            <text:p>1979.66</text:p>
          </table:table-cell>
          <table:table-cell office:value-type="float" office:value="2221.02" calcext:value-type="float">
            <text:p>2221.02</text:p>
          </table:table-cell>
          <table:table-cell office:value-type="float" office:value="1595.48" calcext:value-type="float">
            <text:p>1595.48</text:p>
          </table:table-cell>
          <table:table-cell office:value-type="float" office:value="1105.8" calcext:value-type="float">
            <text:p>1105.8</text:p>
          </table:table-cell>
          <table:table-cell office:value-type="float" office:value="1110.03" calcext:value-type="float">
            <text:p>1110.03</text:p>
          </table:table-cell>
          <table:table-cell table:formula="of:=SUM([.B33:.F33])" office:value-type="float" office:value="8011.99" calcext:value-type="float">
            <text:p>8011.99</text:p>
          </table:table-cell>
        </table:table-row>
        <table:table-row table:style-name="ro1">
          <table:table-cell/>
          <table:table-cell office:value-type="float" office:value="1480.32" calcext:value-type="float">
            <text:p>1480.32</text:p>
          </table:table-cell>
          <table:table-cell office:value-type="float" office:value="1486.75" calcext:value-type="float">
            <text:p>1486.75</text:p>
          </table:table-cell>
          <table:table-cell office:value-type="float" office:value="1514.37" calcext:value-type="float">
            <text:p>1514.37</text:p>
          </table:table-cell>
          <table:table-cell office:value-type="float" office:value="739.242" calcext:value-type="float">
            <text:p>739.242</text:p>
          </table:table-cell>
          <table:table-cell office:value-type="float" office:value="800.272" calcext:value-type="float">
            <text:p>800.272</text:p>
          </table:table-cell>
          <table:table-cell table:formula="of:=SUM([.B34:.F34])" office:value-type="float" office:value="6020.954" calcext:value-type="float">
            <text:p>6020.954</text:p>
          </table:table-cell>
        </table:table-row>
        <table:table-row table:style-name="ro1">
          <table:table-cell/>
          <table:table-cell office:value-type="float" office:value="1108.24" calcext:value-type="float">
            <text:p>1108.24</text:p>
          </table:table-cell>
          <table:table-cell office:value-type="float" office:value="604.658" calcext:value-type="float">
            <text:p>604.658</text:p>
          </table:table-cell>
          <table:table-cell office:value-type="float" office:value="1117.57" calcext:value-type="float">
            <text:p>1117.57</text:p>
          </table:table-cell>
          <table:table-cell office:value-type="float" office:value="492.828" calcext:value-type="float">
            <text:p>492.828</text:p>
          </table:table-cell>
          <table:table-cell office:value-type="float" office:value="1161.14" calcext:value-type="float">
            <text:p>1161.14</text:p>
          </table:table-cell>
          <table:table-cell table:formula="of:=SUM([.B35:.F35])" office:value-type="float" office:value="4484.436" calcext:value-type="float">
            <text:p>4484.436</text:p>
          </table:table-cell>
        </table:table-row>
        <table:table-row table:style-name="ro1">
          <table:table-cell/>
          <table:table-cell office:value-type="float" office:value="858.942" calcext:value-type="float">
            <text:p>858.942</text:p>
          </table:table-cell>
          <table:table-cell office:value-type="float" office:value="431.188" calcext:value-type="float">
            <text:p>431.188</text:p>
          </table:table-cell>
          <table:table-cell office:value-type="float" office:value="839.217" calcext:value-type="float">
            <text:p>839.217</text:p>
          </table:table-cell>
          <table:table-cell office:value-type="float" office:value="271.136" calcext:value-type="float">
            <text:p>271.136</text:p>
          </table:table-cell>
          <table:table-cell office:value-type="float" office:value="906.861" calcext:value-type="float">
            <text:p>906.861</text:p>
          </table:table-cell>
          <table:table-cell table:formula="of:=SUM([.B36:.F36])" office:value-type="float" office:value="3307.344" calcext:value-type="float">
            <text:p>3307.344</text:p>
          </table:table-cell>
        </table:table-row>
        <table:table-row table:style-name="ro1">
          <table:table-cell/>
          <table:table-cell office:value-type="float" office:value="650.202" calcext:value-type="float">
            <text:p>650.202</text:p>
          </table:table-cell>
          <table:table-cell office:value-type="float" office:value="299.661" calcext:value-type="float">
            <text:p>299.661</text:p>
          </table:table-cell>
          <table:table-cell office:value-type="float" office:value="605.601" calcext:value-type="float">
            <text:p>605.601</text:p>
          </table:table-cell>
          <table:table-cell office:value-type="float" office:value="154.654" calcext:value-type="float">
            <text:p>154.654</text:p>
          </table:table-cell>
          <table:table-cell office:value-type="float" office:value="705.198" calcext:value-type="float">
            <text:p>705.198</text:p>
          </table:table-cell>
          <table:table-cell table:formula="of:=SUM([.B37:.F37])" office:value-type="float" office:value="2415.316" calcext:value-type="float">
            <text:p>2415.316</text:p>
          </table:table-cell>
        </table:table-row>
        <table:table-row table:style-name="ro1">
          <table:table-cell/>
          <table:table-cell office:value-type="float" office:value="475.572" calcext:value-type="float">
            <text:p>475.572</text:p>
          </table:table-cell>
          <table:table-cell office:value-type="float" office:value="204.431" calcext:value-type="float">
            <text:p>204.431</text:p>
          </table:table-cell>
          <table:table-cell office:value-type="float" office:value="413.818" calcext:value-type="float">
            <text:p>413.818</text:p>
          </table:table-cell>
          <table:table-cell office:value-type="float" office:value="103.103" calcext:value-type="float">
            <text:p>103.103</text:p>
          </table:table-cell>
          <table:table-cell office:value-type="float" office:value="545.011" calcext:value-type="float">
            <text:p>545.011</text:p>
          </table:table-cell>
          <table:table-cell table:formula="of:=SUM([.B38:.F38])" office:value-type="float" office:value="1741.935" calcext:value-type="float">
            <text:p>1741.935</text:p>
          </table:table-cell>
        </table:table-row>
        <table:table-row table:style-name="ro1">
          <table:table-cell/>
          <table:table-cell office:value-type="float" office:value="341.87" calcext:value-type="float">
            <text:p>341.87</text:p>
          </table:table-cell>
          <table:table-cell office:value-type="float" office:value="136.287" calcext:value-type="float">
            <text:p>136.287</text:p>
          </table:table-cell>
          <table:table-cell office:value-type="float" office:value="275.878" calcext:value-type="float">
            <text:p>275.878</text:p>
          </table:table-cell>
          <table:table-cell office:value-type="float" office:value="68.7352" calcext:value-type="float">
            <text:p>68.7352</text:p>
          </table:table-cell>
          <table:table-cell office:value-type="float" office:value="424.229" calcext:value-type="float">
            <text:p>424.229</text:p>
          </table:table-cell>
          <table:table-cell table:formula="of:=SUM([.B39:.F39])" office:value-type="float" office:value="1246.9992" calcext:value-type="float">
            <text:p>1246.9992</text:p>
          </table:table-cell>
        </table:table-row>
        <table:table-row table:style-name="ro1" table:number-rows-repeated="18">
          <table:table-cell table:number-columns-repeated="7"/>
        </table:table-row>
        <table:table-row table:style-name="ro1">
          <table:table-cell/>
          <table:table-cell office:value-type="string" calcext:value-type="string">
            <text:p>Dynamic Job rating</text:p>
          </table:table-cell>
          <table:table-cell office:value-type="string" calcext:value-type="string">
            <text:p>Static Job Rating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670563" calcext:value-type="float">
            <text:p>0.6705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75538" calcext:value-type="float">
            <text:p>0.875538</text:p>
          </table:table-cell>
          <table:table-cell office:value-type="float" office:value="0.875223" calcext:value-type="float">
            <text:p>0.875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7341" calcext:value-type="float">
            <text:p>0.97341</text:p>
          </table:table-cell>
          <table:table-cell office:value-type="float" office:value="0.961506" calcext:value-type="float">
            <text:p>0.9615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26793" calcext:value-type="float">
            <text:p>0.926793</text:p>
          </table:table-cell>
          <table:table-cell office:value-type="float" office:value="0.900356" calcext:value-type="float">
            <text:p>0.900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19865" calcext:value-type="float">
            <text:p>0.919865</text:p>
          </table:table-cell>
          <table:table-cell office:value-type="float" office:value="0.784634" calcext:value-type="float">
            <text:p>0.784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07111" calcext:value-type="float">
            <text:p>0.907111</text:p>
          </table:table-cell>
          <table:table-cell office:value-type="float" office:value="0.84276" calcext:value-type="float">
            <text:p>0.84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66795" calcext:value-type="float">
            <text:p>0.866795</text:p>
          </table:table-cell>
          <table:table-cell office:value-type="float" office:value="0.820838" calcext:value-type="float">
            <text:p>0.820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33076" calcext:value-type="float">
            <text:p>0.833076</text:p>
          </table:table-cell>
          <table:table-cell office:value-type="float" office:value="0.797818" calcext:value-type="float">
            <text:p>0.797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12544" calcext:value-type="float">
            <text:p>0.812544</text:p>
          </table:table-cell>
          <table:table-cell office:value-type="float" office:value="0.77244" calcext:value-type="float">
            <text:p>0.772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84856" calcext:value-type="float">
            <text:p>0.784856</text:p>
          </table:table-cell>
          <table:table-cell office:value-type="float" office:value="0.538415" calcext:value-type="float">
            <text:p>0.5384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22:24:07.272928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18T22:51:40.589554348</dc:date>
    <meta:editing-duration>PT3H21M42S</meta:editing-duration>
    <meta:editing-cycles>3</meta:editing-cycles>
    <meta:generator>LibreOffice/5.0.2.2$Linux_X86_64 LibreOffice_project/00m0$Build-2</meta:generator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B7:Sheet1.F17" chart:data-source-has-labels="row" svg:x="0.319cm" svg:y="0.18cm" svg:width="13.626cm" svg:height="8.645cm">
          <chartooo:coordinate-region svg:x="1.311cm" svg:y="0.379cm" svg:width="12.63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7" chart:label-cell-address="Sheet1.B7:Sheet1.B7" chart:class="chart:bar">
            <chart:data-point chart:repeated="10"/>
          </chart:series>
          <chart:series chart:style-name="ch8" chart:values-cell-range-address="Sheet1.C8:Sheet1.C17" chart:label-cell-address="Sheet1.C7:Sheet1.C7" chart:class="chart:bar">
            <chart:data-point chart:repeated="10"/>
          </chart:series>
          <chart:series chart:style-name="ch9" chart:values-cell-range-address="Sheet1.D8:Sheet1.D17" chart:label-cell-address="Sheet1.D7:Sheet1.D7" chart:class="chart:bar">
            <chart:data-point chart:repeated="10"/>
          </chart:series>
          <chart:series chart:style-name="ch10" chart:values-cell-range-address="Sheet1.E8:Sheet1.E17" chart:label-cell-address="Sheet1.E7:Sheet1.E7" chart:class="chart:bar">
            <chart:data-point chart:repeated="10"/>
          </chart:series>
          <chart:series chart:style-name="ch11" chart:values-cell-range-address="Sheet1.F8:Sheet1.F17" chart:label-cell-address="Sheet1.F7:Sheet1.F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1683">
                <text:p>1683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4.82">
                <text:p>2704.82</text:p>
              </table:table-cell>
              <table:table-cell office:value-type="float" office:value="4425.4">
                <text:p>4425.4</text:p>
              </table:table-cell>
              <table:table-cell office:value-type="float" office:value="1415">
                <text:p>1415</text:p>
              </table:table-cell>
              <table:table-cell office:value-type="float" office:value="3143.06">
                <text:p>3143.06</text:p>
              </table:table-cell>
              <table:table-cell office:value-type="float" office:value="1984.56">
                <text:p>198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.59">
                <text:p>1999.59</text:p>
              </table:table-cell>
              <table:table-cell office:value-type="float" office:value="2623.09">
                <text:p>2623.09</text:p>
              </table:table-cell>
              <table:table-cell office:value-type="float" office:value="2189.75">
                <text:p>2189.75</text:p>
              </table:table-cell>
              <table:table-cell office:value-type="float" office:value="1369.92">
                <text:p>1369.92</text:p>
              </table:table-cell>
              <table:table-cell office:value-type="float" office:value="2353.54">
                <text:p>2353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3.62">
                <text:p>2163.62</text:p>
              </table:table-cell>
              <table:table-cell office:value-type="float" office:value="2221">
                <text:p>2221</text:p>
              </table:table-cell>
              <table:table-cell office:value-type="float" office:value="1595.84">
                <text:p>1595.84</text:p>
              </table:table-cell>
              <table:table-cell office:value-type="float" office:value="934.43">
                <text:p>934.43</text:p>
              </table:table-cell>
              <table:table-cell office:value-type="float" office:value="1081.38">
                <text:p>1081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1.37">
                <text:p>2311.37</text:p>
              </table:table-cell>
              <table:table-cell office:value-type="float" office:value="805.004">
                <text:p>805.004</text:p>
              </table:table-cell>
              <table:table-cell office:value-type="float" office:value="1514.8">
                <text:p>1514.8</text:p>
              </table:table-cell>
              <table:table-cell office:value-type="float" office:value="625.797">
                <text:p>625.797</text:p>
              </table:table-cell>
              <table:table-cell office:value-type="float" office:value="776.988">
                <text:p>776.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.71">
                <text:p>819.71</text:p>
              </table:table-cell>
              <table:table-cell office:value-type="float" office:value="600.164">
                <text:p>600.164</text:p>
              </table:table-cell>
              <table:table-cell office:value-type="float" office:value="1118.05">
                <text:p>1118.05</text:p>
              </table:table-cell>
              <table:table-cell office:value-type="float" office:value="417.198">
                <text:p>417.198</text:p>
              </table:table-cell>
              <table:table-cell office:value-type="float" office:value="1504.56">
                <text:p>1504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6.921">
                <text:p>616.921</text:p>
              </table:table-cell>
              <table:table-cell office:value-type="float" office:value="425.327">
                <text:p>425.327</text:p>
              </table:table-cell>
              <table:table-cell office:value-type="float" office:value="813.441">
                <text:p>813.441</text:p>
              </table:table-cell>
              <table:table-cell office:value-type="float" office:value="278.132">
                <text:p>278.132</text:p>
              </table:table-cell>
              <table:table-cell office:value-type="float" office:value="1156.24">
                <text:p>1156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6.364">
                <text:p>466.364</text:p>
              </table:table-cell>
              <table:table-cell office:value-type="float" office:value="294.322">
                <text:p>294.322</text:p>
              </table:table-cell>
              <table:table-cell office:value-type="float" office:value="575.541">
                <text:p>575.541</text:p>
              </table:table-cell>
              <table:table-cell office:value-type="float" office:value="185.421">
                <text:p>185.421</text:p>
              </table:table-cell>
              <table:table-cell office:value-type="float" office:value="883.176">
                <text:p>883.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.726">
                <text:p>352.726</text:p>
              </table:table-cell>
              <table:table-cell office:value-type="float" office:value="199.484">
                <text:p>199.484</text:p>
              </table:table-cell>
              <table:table-cell office:value-type="float" office:value="391.707">
                <text:p>391.707</text:p>
              </table:table-cell>
              <table:table-cell office:value-type="float" office:value="123.614">
                <text:p>123.614</text:p>
              </table:table-cell>
              <table:table-cell office:value-type="float" office:value="669.678">
                <text:p>669.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4742">
                <text:p>72.4742</text:p>
              </table:table-cell>
              <table:table-cell office:value-type="float" office:value="132.989">
                <text:p>132.989</text:p>
              </table:table-cell>
              <table:table-cell office:value-type="float" office:value="261.138">
                <text:p>261.138</text:p>
              </table:table-cell>
              <table:table-cell office:value-type="float" office:value="82.4095">
                <text:p>82.4095</text:p>
              </table:table-cell>
              <table:table-cell office:value-type="float" office:value="681.689">
                <text:p>681.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264cm" svg:y="3.208cm" style:legend-expansion="high" chart:style-name="ch2"/>
        <chart:plot-area chart:style-name="ch3" table:cell-range-address="Sheet1.B29:Sheet1.F39" chart:data-source-has-labels="row" svg:x="0.319cm" svg:y="0.18cm" svg:width="13.626cm" svg:height="8.646cm">
          <chartooo:coordinate-region svg:x="1.311cm" svg:y="0.379cm" svg:width="12.63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9" chart:label-cell-address="Sheet1.B29:Sheet1.B29" chart:class="chart:bar">
            <chart:data-point chart:repeated="10"/>
          </chart:series>
          <chart:series chart:style-name="ch8" chart:values-cell-range-address="Sheet1.C30:Sheet1.C39" chart:label-cell-address="Sheet1.C29:Sheet1.C29" chart:class="chart:bar">
            <chart:data-point chart:repeated="10"/>
          </chart:series>
          <chart:series chart:style-name="ch9" chart:values-cell-range-address="Sheet1.D30:Sheet1.D39" chart:label-cell-address="Sheet1.D29:Sheet1.D29" chart:class="chart:bar">
            <chart:data-point chart:repeated="10"/>
          </chart:series>
          <chart:series chart:style-name="ch10" chart:values-cell-range-address="Sheet1.E30:Sheet1.E39" chart:label-cell-address="Sheet1.E29:Sheet1.E29" chart:class="chart:bar">
            <chart:data-point chart:repeated="10"/>
          </chart:series>
          <chart:series chart:style-name="ch11" chart:values-cell-range-address="Sheet1.F30:Sheet1.F39" chart:label-cell-address="Sheet1.F29:Sheet1.F2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29:Sheet1.B29</svg:desc>
                </draw:g>
              </table:table-cell>
              <table:table-cell office:value-type="string">
                <text:p>CSP 2</text:p>
                <draw:g>
                  <svg:desc>Sheet1.C29:Sheet1.C29</svg:desc>
                </draw:g>
              </table:table-cell>
              <table:table-cell office:value-type="string">
                <text:p>CSP 3</text:p>
                <draw:g>
                  <svg:desc>Sheet1.D29:Sheet1.D29</svg:desc>
                </draw:g>
              </table:table-cell>
              <table:table-cell office:value-type="string">
                <text:p>CSP 4</text:p>
                <draw:g>
                  <svg:desc>Sheet1.E29:Sheet1.E29</svg:desc>
                </draw:g>
              </table:table-cell>
              <table:table-cell office:value-type="string">
                <text:p>CSP 5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30:Sheet1.B39</svg:desc>
                </draw:g>
              </table:table-cell>
              <table:table-cell office:value-type="float" office:value="7128">
                <text:p>7128</text:p>
                <draw:g>
                  <svg:desc>Sheet1.C30:Sheet1.C39</svg:desc>
                </draw:g>
              </table:table-cell>
              <table:table-cell office:value-type="float" office:value="1782">
                <text:p>1782</text:p>
                <draw:g>
                  <svg:desc>Sheet1.D30:Sheet1.D39</svg:desc>
                </draw:g>
              </table:table-cell>
              <table:table-cell office:value-type="float" office:value="1683">
                <text:p>1683</text:p>
                <draw:g>
                  <svg:desc>Sheet1.E30:Sheet1.E39</svg:desc>
                </draw:g>
              </table:table-cell>
              <table:table-cell office:value-type="float" office:value="4950">
                <text:p>4950</text:p>
                <draw:g>
                  <svg:desc>Sheet1.F30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4.82">
                <text:p>2704.82</text:p>
              </table:table-cell>
              <table:table-cell office:value-type="float" office:value="4425.4">
                <text:p>4425.4</text:p>
              </table:table-cell>
              <table:table-cell office:value-type="float" office:value="1415">
                <text:p>1415</text:p>
              </table:table-cell>
              <table:table-cell office:value-type="float" office:value="1991.26">
                <text:p>1991.26</text:p>
              </table:table-cell>
              <table:table-cell office:value-type="float" office:value="3100.84">
                <text:p>3100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2.26">
                <text:p>1882.26</text:p>
              </table:table-cell>
              <table:table-cell office:value-type="float" office:value="2623.09">
                <text:p>2623.09</text:p>
              </table:table-cell>
              <table:table-cell office:value-type="float" office:value="2189.58">
                <text:p>2189.58</text:p>
              </table:table-cell>
              <table:table-cell office:value-type="float" office:value="1598.36">
                <text:p>1598.36</text:p>
              </table:table-cell>
              <table:table-cell office:value-type="float" office:value="2273.93">
                <text:p>2273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9.66">
                <text:p>1979.66</text:p>
              </table:table-cell>
              <table:table-cell office:value-type="float" office:value="2221.02">
                <text:p>2221.02</text:p>
              </table:table-cell>
              <table:table-cell office:value-type="float" office:value="1595.48">
                <text:p>1595.48</text:p>
              </table:table-cell>
              <table:table-cell office:value-type="float" office:value="1105.8">
                <text:p>1105.8</text:p>
              </table:table-cell>
              <table:table-cell office:value-type="float" office:value="1110.03">
                <text:p>111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.32">
                <text:p>1480.32</text:p>
              </table:table-cell>
              <table:table-cell office:value-type="float" office:value="1486.75">
                <text:p>1486.75</text:p>
              </table:table-cell>
              <table:table-cell office:value-type="float" office:value="1514.37">
                <text:p>1514.37</text:p>
              </table:table-cell>
              <table:table-cell office:value-type="float" office:value="739.242">
                <text:p>739.242</text:p>
              </table:table-cell>
              <table:table-cell office:value-type="float" office:value="800.272">
                <text:p>800.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8.24">
                <text:p>1108.24</text:p>
              </table:table-cell>
              <table:table-cell office:value-type="float" office:value="604.658">
                <text:p>604.658</text:p>
              </table:table-cell>
              <table:table-cell office:value-type="float" office:value="1117.57">
                <text:p>1117.57</text:p>
              </table:table-cell>
              <table:table-cell office:value-type="float" office:value="492.828">
                <text:p>492.828</text:p>
              </table:table-cell>
              <table:table-cell office:value-type="float" office:value="1161.14">
                <text:p>116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8.942">
                <text:p>858.942</text:p>
              </table:table-cell>
              <table:table-cell office:value-type="float" office:value="431.188">
                <text:p>431.188</text:p>
              </table:table-cell>
              <table:table-cell office:value-type="float" office:value="839.217">
                <text:p>839.217</text:p>
              </table:table-cell>
              <table:table-cell office:value-type="float" office:value="271.136">
                <text:p>271.136</text:p>
              </table:table-cell>
              <table:table-cell office:value-type="float" office:value="906.861">
                <text:p>906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.202">
                <text:p>650.202</text:p>
              </table:table-cell>
              <table:table-cell office:value-type="float" office:value="299.661">
                <text:p>299.661</text:p>
              </table:table-cell>
              <table:table-cell office:value-type="float" office:value="605.601">
                <text:p>605.601</text:p>
              </table:table-cell>
              <table:table-cell office:value-type="float" office:value="154.654">
                <text:p>154.654</text:p>
              </table:table-cell>
              <table:table-cell office:value-type="float" office:value="705.198">
                <text:p>705.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5.572">
                <text:p>475.572</text:p>
              </table:table-cell>
              <table:table-cell office:value-type="float" office:value="204.431">
                <text:p>204.431</text:p>
              </table:table-cell>
              <table:table-cell office:value-type="float" office:value="413.818">
                <text:p>413.818</text:p>
              </table:table-cell>
              <table:table-cell office:value-type="float" office:value="103.103">
                <text:p>103.103</text:p>
              </table:table-cell>
              <table:table-cell office:value-type="float" office:value="545.011">
                <text:p>545.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1.87">
                <text:p>341.87</text:p>
              </table:table-cell>
              <table:table-cell office:value-type="float" office:value="136.287">
                <text:p>136.287</text:p>
              </table:table-cell>
              <table:table-cell office:value-type="float" office:value="275.878">
                <text:p>275.878</text:p>
              </table:table-cell>
              <table:table-cell office:value-type="float" office:value="68.7352">
                <text:p>68.7352</text:p>
              </table:table-cell>
              <table:table-cell office:value-type="float" office:value="424.229">
                <text:p>424.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subtitle svg:x="5.283cm" svg:y="1.301cm" chart:style-name="ch3">
          <text:p>New Model vs Previous Model</text:p>
        </chart:subtitle>
        <chart:legend chart:legend-position="end" svg:x="11.691cm" svg:y="3.955cm" style:legend-expansion="high" chart:style-name="ch4"/>
        <chart:plot-area chart:style-name="ch5" table:cell-range-address="Sheet1.B58:Sheet1.C68" chart:data-source-has-labels="row" svg:x="0.319cm" svg:y="2.19cm" svg:width="11.053cm" svg:height="5.655cm">
          <chartooo:coordinate-region svg:x="1.046cm" svg:y="2.39cm" svg:width="10.14cm" svg:height="4.808cm"/>
          <chart:axis chart:dimension="x" chart:name="primary-x" chart:style-name="ch6">
            <chart:title svg:x="4.624cm" svg:y="8.025cm" chart:style-name="ch7">
              <text:p>Iterations (x100)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B59:Sheet1.B68" chart:label-cell-address="Sheet1.B58:Sheet1.B58" chart:class="chart:line">
            <chart:data-point chart:repeated="10"/>
          </chart:series>
          <chart:series chart:style-name="ch10" chart:values-cell-range-address="Sheet1.C59:Sheet1.C68" chart:label-cell-address="Sheet1.C58:Sheet1.C5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 Job rating</text:p>
                <draw:g>
                  <svg:desc>Sheet1.B58:Sheet1.B58</svg:desc>
                </draw:g>
              </table:table-cell>
              <table:table-cell office:value-type="string">
                <text:p>Static Job Rating</text:p>
                <draw:g>
                  <svg:desc>Sheet1.C58:Sheet1.C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563">
                <text:p>0.670563</text:p>
                <draw:g>
                  <svg:desc>Sheet1.B59:Sheet1.B68</svg:desc>
                </draw:g>
              </table:table-cell>
              <table:table-cell office:value-type="float" office:value="0.670563">
                <text:p>0.670563</text:p>
                <draw:g>
                  <svg:desc>Sheet1.C59:Sheet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538">
                <text:p>0.875538</text:p>
              </table:table-cell>
              <table:table-cell office:value-type="float" office:value="0.875223">
                <text:p>0.875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341">
                <text:p>0.97341</text:p>
              </table:table-cell>
              <table:table-cell office:value-type="float" office:value="0.961506">
                <text:p>0.961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6793">
                <text:p>0.926793</text:p>
              </table:table-cell>
              <table:table-cell office:value-type="float" office:value="0.900356">
                <text:p>0.900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9865">
                <text:p>0.919865</text:p>
              </table:table-cell>
              <table:table-cell office:value-type="float" office:value="0.784634">
                <text:p>0.784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7111">
                <text:p>0.907111</text:p>
              </table:table-cell>
              <table:table-cell office:value-type="float" office:value="0.84276">
                <text:p>0.84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795">
                <text:p>0.866795</text:p>
              </table:table-cell>
              <table:table-cell office:value-type="float" office:value="0.820838">
                <text:p>0.820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3076">
                <text:p>0.833076</text:p>
              </table:table-cell>
              <table:table-cell office:value-type="float" office:value="0.797818">
                <text:p>0.797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2544">
                <text:p>0.812544</text:p>
              </table:table-cell>
              <table:table-cell office:value-type="float" office:value="0.77244">
                <text:p>0.77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4856">
                <text:p>0.784856</text:p>
              </table:table-cell>
              <table:table-cell office:value-type="float" office:value="0.538415">
                <text:p>0.5384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